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zevedo et al. – O Uso de ERP e CRM no Suporte à Gestão da Demanda em Ambientes de Produção Make-to-Stock. Gestão &amp; Produção v.13, n.2, p.179-190, mai.-ago. 2006.</text:p>
      <text:p text:style-name="Standard"/>
      <text:p text:style-name="Standard">Fator que querer a adesão de um processo de negócio objetivando os clientes, dando suporte ao marketing, as vendas e todos os setores de uma organização onde haja a interação com o cliente. (Azevedo et al., 2006)</text:p>
      <text:p text:style-name="Standard"/>
      <text:p text:style-name="Standard">Os primeiros trabalhos que abordam esse tema no ínicio dos ano 90, já fazia a relação que o sucesso para uma boa implementanção de um CRM estava relacionado aos avanços da Tecnologia da Informação.</text:p>
      <text:p text:style-name="Standard"/>
      <text:p text:style-name="Standard">Pepper e Rogers (2001) Subdivide o CRM em Operacional, Analítico e Colaborativo. O Operacional está vontado para automação de vendas ou call center, com a finalidade de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Pereira</meta:initial-creator>
    <meta:creation-date>2011-11-01T21:31:46</meta:creation-date>
    <dc:date>2011-11-01T21:52:54</dc:date>
    <dc:creator>Thales Pereira</dc:creator>
    <meta:editing-duration>PT21M9S</meta:editing-duration>
    <meta:editing-cycles>4</meta:editing-cycles>
    <meta:generator>LibreOffice/3.4$Unix LibreOffice_project/340m1$Build-302</meta:generator>
    <meta:document-statistic meta:table-count="0" meta:image-count="0" meta:object-count="0" meta:page-count="1" meta:paragraph-count="4" meta:word-count="129" meta:character-count="742" meta:non-whitespace-character-count="616"/>
  </office:meta>
</office:document-meta>
</file>